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Normal_20__28_Web_29_" style:list-style-name="WW8Num9">
      <style:text-properties style:font-name="Cantarell"/>
    </style:style>
    <style:style style:name="P2" style:family="paragraph" style:parent-style-name="Standard">
      <style:paragraph-properties fo:text-align="center" style:justify-single-word="false"/>
      <style:text-properties style:font-name="Cantarell"/>
    </style:style>
    <style:style style:name="P3" style:family="paragraph" style:parent-style-name="Standard">
      <style:paragraph-properties fo:text-align="center" style:justify-single-word="false"/>
      <style:text-properties style:font-name="Cantarell" fo:font-size="12pt" fo:font-weight="bold" style:font-size-asian="12pt" style:font-weight-asian="bold"/>
    </style:style>
    <style:style style:name="P4" style:family="paragraph" style:parent-style-name="Standard">
      <style:paragraph-properties fo:text-align="center" style:justify-single-word="false"/>
      <style:text-properties style:font-name="Cantarell" fo:font-size="12pt" fo:language="en" fo:country="IE" fo:font-weight="bold" style:font-size-asian="12pt" style:font-weight-asian="bold"/>
    </style:style>
    <style:style style:name="P5" style:family="paragraph" style:parent-style-name="Standard">
      <style:paragraph-properties fo:margin-top="0.176cm" fo:margin-bottom="0.176cm" style:contextual-spacing="false"/>
      <style:text-properties style:font-name="Cantarell" fo:font-size="12pt" fo:language="en" fo:country="US" fo:font-weight="bold" style:font-size-asian="12pt" style:language-asian="en" style:country-asian="IE" style:font-weight-asian="bold"/>
    </style:style>
    <style:style style:name="T1" style:family="text">
      <style:text-properties fo:font-size="12pt" fo:font-weight="bold" style:font-size-asian="12pt" style:font-weight-asian="bold"/>
    </style:style>
    <style:style style:name="T2" style:family="text">
      <style:text-properties fo:font-size="12pt" fo:language="en" fo:country="US" fo:font-weight="bold" style:font-size-asian="12pt" style:language-asian="en" style:country-asian="IE" style:font-weight-asian="bold"/>
    </style:style>
    <style:style style:name="T3" style:family="text">
      <style:text-properties fo:language="en" fo:country="GB"/>
    </style:style>
    <style:style style:name="T4" style:family="text">
      <style:text-properties fo:language="en" fo:country="GB" style:font-name-complex="Courier New"/>
    </style:style>
    <style:style style:name="T5" style:family="text">
      <style:text-properties style:font-name="Courier New" fo:language="en" fo:country="GB" style:font-name-complex="Courier New"/>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U Dublin Tallaght Campus</text:span></text:p>
      <text:p text:style-name="P3">Department of Computing</text:p>
      <text:p text:style-name="P3"/>
      <text:p text:style-name="P3">EAD1</text:p>
      <text:p text:style-name="P3"/>
      <text:p text:style-name="P2"><text:span text:style-name="T1">Topic: Collections &amp; Generics</text:span></text:p>
      <text:p text:style-name="P3"/>
      <text:p text:style-name="P2"><text:span text:style-name="T1">Lab 7</text:span></text:p>
      <text:p text:style-name="P4"/>
      <text:p text:style-name="P5">Exercise:</text:p>
      <text:list xml:id="list2886260664" text:style-name="WW8Num9">
        <text:list-item>
          <text:p text:style-name="P1"><text:span text:style-name="T3">Implement a class which represents a student. A student has a unique ID, a name, and a gender. Add appropriate constructors and properties to the class.</text:span></text:p>
        </text:list-item>
        <text:list-item>
          <text:p text:style-name="P1"><text:span text:style-name="T3">Implement a class which represents a student class. A class contains a CRN (class reference number) which is unique, the name of the lecturer for the class, and a collection of students in the class. Use auto-implemented fields for the CRN and lecturer name. Implement a constructor which sets the CRN and lecturer name and creates an empty collection. Use an </text:span><text:span text:style-name="T4">ArrayList</text:span><text:span text:style-name="T3"> for the collection of students in the class.</text:span></text:p>
          <text:list>
            <text:list-item>
              <text:p text:style-name="P1"><text:span text:style-name="T3">Add a method to the class which adds a new student. It should throw an exception if an attempt is made to add a student to the class if a student with the same ID already exists in the class.</text:span></text:p>
            </text:list-item>
            <text:list-item>
              <text:p text:style-name="P1"><text:span text:style-name="T3">Add 2 indexers to the class, the first allows a student at a specific index position (integer) to be returned e.g. student 0, 1, 2 etc. The second allows the collection to be indexed based on the student ID. In both cases throw exceptions if there are problems e.g. the index specified is out of range or if no matching student with the specified ID can be found.</text:span></text:p>
            </text:list-item>
          </text:list>
        </text:list-item>
        <text:list-item>
          <text:p text:style-name="P1"><text:span text:style-name="T3">Use a test class to create students, a student class, add the students to the class and test the indexers. It should catch any exceptions that may be thrown.</text:span></text:p>
        </text:list-item>
        <text:list-item>
          <text:p text:style-name="P1"><text:span text:style-name="T3">Modify the solution to use a generic collection i.e. </text:span><text:span text:style-name="T4">a List&lt;Student&gt;</text:span><text:span text:style-name="T3"> instead of an </text:span><text:span text:style-name="T4">ArrayList</text:span><text:span text:style-name="T3"> in the student class.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76cm" fo:margin-bottom="0.176cm" style:contextual-spacing="false"/>
      <style:text-properties fo:font-size="12pt" fo:language="en" fo:country="IE" style:font-size-asian="12pt"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ext_20_body_20_indent" style:display-name="Text body indent" style:family="paragraph" style:parent-style-name="Standard" style:class="text">
      <style:paragraph-properties fo:margin-top="0.176cm" fo:margin-bottom="0.176cm" style:contextual-spacing="false"/>
      <style:text-properties fo:font-size="12pt" fo:language="en" fo:country="IE" style:font-size-asian="12pt" style:font-size-complex="12pt"/>
    </style:style>
    <style:style style:name="Normal_20__28_Web_29_" style:display-name="Normal (Web)" style:family="paragraph" style:parent-style-name="Standard">
      <style:paragraph-properties fo:margin-top="0.176cm" fo:margin-bottom="0.176cm" style:contextual-spacing="false"/>
      <style:text-properties fo:font-size="12pt" fo:language="en" fo:country="IE" style:font-size-asian="12pt"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style style:name="WW8Num15z0" style:family="text"/>
    <style:style style:name="WW8Num16z0" style:family="text">
      <style:text-properties fo:font-weight="bold" style:font-weight-asian="bold"/>
    </style:style>
    <style:style style:name="Default_20_Paragraph_20_Font" style:display-name="Default Paragraph Font" style:family="text"/>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Body_20_Text_20_Char" style:display-name="Body Text Char" style:family="text">
      <style:text-properties fo:font-size="12pt" style:font-size-asian="12pt" style:font-size-complex="12pt"/>
    </style:style>
    <style:style style:name="Body_20_Text_20_Indent_20_Char" style:display-name="Body Text Indent Char"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ercise 1: Key in the following program, compile it, and run it</dc:title>
    <dc:subject/>
    <meta:keyword/>
    <meta:initial-creator>Patricia Magee</meta:initial-creator>
    <meta:creation-date>2007-09-25T14:15:00</meta:creation-date>
    <dc:date>2022-10-19T11:14:32.833212010</dc:date>
    <meta:print-date>1997-10-03T10:44:00</meta:print-date>
    <meta:editing-cycles>26</meta:editing-cycles>
    <meta:editing-duration>PT1H7M12S</meta:editing-duration>
    <meta:generator>LibreOffice/7.3.6.2$Linux_X86_64 LibreOffice_project/30$Build-2</meta:generator>
    <meta:document-statistic meta:table-count="0" meta:image-count="0" meta:object-count="0" meta:page-count="1" meta:paragraph-count="12" meta:word-count="273" meta:character-count="1499" meta:non-whitespace-character-count="1243"/>
  </office:meta>
</office:document-meta>
</file>